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 (LVGL)5" text:continue-numbering="true" text:continue-list="list_Button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 (LVGL)6" text:continue-numbering="true" text:continue-list="list_Button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8" text:continue-numbering="true" text:continue-list="list_Button (LVGL)6"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Button (LVGL)9" text:continue-numbering="true" text:continue-list="list_Button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10" text:continue-numbering="true" text:continue-list="list_Button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2" text:continue-numbering="true" text:continue-list="list_Button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3" text:continue-numbering="true" text:continue-list="list_Button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5" text:continue-numbering="true" text:continue-list="list_Button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6" text:continue-numbering="true" text:continue-list="list_Button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8" text:continue-numbering="true" text:continue-list="list_Button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9" text:continue-numbering="true" text:continue-list="list_Button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 (LVGL)21" text:continue-numbering="true" text:continue-list="list_Button (LVG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 (LVGL)22" text:continue-numbering="true" text:continue-list="list_Button (LVGL)2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23" text:continue-numbering="true" text:continue-list="list_Button (LVGL)2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24" text:continue-numbering="true" text:continue-list="list_Button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5" text:continue-numbering="true" text:continue-list="list_Button (LVG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6" text:continue-numbering="true" text:continue-list="list_Button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7" text:continue-numbering="true" text:continue-list="list_Button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8" text:continue-numbering="true" text:continue-list="list_Button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9" text:continue-numbering="true" text:continue-list="list_Button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30" text:continue-numbering="true" text:continue-list="list_Button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31" text:continue-numbering="true" text:continue-list="list_Button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32" text:continue-numbering="true" text:continue-list="list_Button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33" text:continue-numbering="true" text:continue-list="list_Button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34" text:continue-numbering="true" text:continue-list="list_Button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5" text:continue-numbering="true" text:continue-list="list_Button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6" text:continue-numbering="true" text:continue-list="list_Button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7" text:continue-numbering="true" text:continue-list="list_Button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8" text:continue-numbering="true" text:continue-list="list_Button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9" text:continue-numbering="true" text:continue-list="list_Button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40" text:continue-numbering="true" text:continue-list="list_Button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41" text:continue-numbering="true" text:continue-list="list_Button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42" text:continue-numbering="true" text:continue-list="list_Button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43" text:continue-numbering="true" text:continue-list="list_Button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4" text:continue-numbering="true" text:continue-list="list_Button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5" text:continue-numbering="true" text:continue-list="list_Button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6" text:continue-numbering="true" text:continue-list="list_Button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7" text:continue-numbering="true" text:continue-list="list_Button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8" text:continue-numbering="true" text:continue-list="list_Button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50" text:continue-numbering="true" text:continue-list="list_Button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 (LVGL)52" text:continue-numbering="true" text:continue-list="list_Button (LVGL)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 (LVGL)54" text:continue-numbering="true" text:continue-list="list_Button (LVGL)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56" text:continue-numbering="true" text:continue-list="list_Button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57" text:continue-numbering="true" text:continue-list="list_Button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58" text:continue-numbering="true" text:continue-list="list_Button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9" text:continue-numbering="true" text:continue-list="list_Button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60" text:continue-numbering="true" text:continue-list="list_Button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61" text:continue-numbering="true" text:continue-list="list_Button (LVGL)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 (LVGL)62" text:continue-numbering="true" text:continue-list="list_Button (LVGL)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Button (LVGL)63" text:continue-numbering="true" text:continue-list="list_Button (LVGL)62"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64" text:continue-numbering="true" text:continue-list="list_Button (LVGL)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66" text:continue-numbering="true" text:continue-list="list_Button (LVGL)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67" text:continue-numbering="true" text:continue-list="list_Button (LVGL)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68" text:continue-numbering="true" text:continue-list="list_Button (LVGL)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6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